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655" officeooo:paragraph-rsid="000b3655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color="#1b75bc" fo:font-size="40pt" fo:font-weight="bold" officeooo:rsid="000d1005" officeooo:paragraph-rsid="000d1005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fo:color="#1b75bc" fo:font-size="40pt" fo:font-weight="bold" officeooo:rsid="001076aa" officeooo:paragraph-rsid="001076aa" style:font-size-asian="40pt" style:font-weight-asian="bold" style:font-size-complex="40pt" style:font-weight-complex="bold"/>
    </style:style>
    <style:style style:name="P5" style:family="paragraph" style:parent-style-name="Standard" style:list-style-name="L1">
      <style:text-properties fo:color="#1b75bc" fo:font-size="40pt" fo:font-weight="bold" officeooo:rsid="001e4074" officeooo:paragraph-rsid="001e4074" style:font-size-asian="40pt" style:font-weight-asian="bold" style:font-size-complex="40pt" style:font-weight-complex="bold"/>
    </style:style>
    <style:style style:name="P6" style:family="paragraph" style:parent-style-name="Standard" style:list-style-name="L1">
      <style:text-properties fo:color="#1b75bc" fo:font-size="40pt" fo:font-weight="bold" officeooo:rsid="001e4074" officeooo:paragraph-rsid="001ef840" style:font-size-asian="40pt" style:font-weight-asian="bold" style:font-size-complex="40pt" style:font-weight-complex="bold"/>
    </style:style>
    <style:style style:name="P7" style:family="paragraph" style:parent-style-name="Standard" style:list-style-name="L1">
      <style:text-properties fo:font-size="28pt" fo:font-weight="bold" officeooo:rsid="000b3655" officeooo:paragraph-rsid="000b3655" style:font-size-asian="28pt" style:font-weight-asian="bold" style:font-size-complex="28pt" style:font-weight-complex="bold"/>
    </style:style>
    <style:style style:name="P8" style:family="paragraph" style:parent-style-name="Standard" style:list-style-name="L1">
      <style:text-properties fo:font-size="28pt" fo:font-weight="bold" officeooo:rsid="000c4b63" officeooo:paragraph-rsid="000c4b63" style:font-size-asian="28pt" style:font-weight-asian="bold" style:font-size-complex="28pt" style:font-weight-complex="bold"/>
    </style:style>
    <style:style style:name="P9" style:family="paragraph" style:parent-style-name="Standard" style:list-style-name="L1">
      <style:text-properties officeooo:rsid="000b3655" officeooo:paragraph-rsid="000b3655"/>
    </style:style>
    <style:style style:name="P10" style:family="paragraph" style:parent-style-name="Standard" style:list-style-name="L1">
      <style:text-properties officeooo:rsid="000c4b63" officeooo:paragraph-rsid="000c4b63"/>
    </style:style>
    <style:style style:name="P11" style:family="paragraph" style:parent-style-name="Standard">
      <style:text-properties style:text-line-through-style="none" style:text-line-through-type="none" officeooo:rsid="000c4b63" officeooo:paragraph-rsid="000c4b63"/>
    </style:style>
    <style:style style:name="P12" style:family="paragraph" style:parent-style-name="Standard" style:list-style-name="L1">
      <style:text-properties fo:color="#000000" fo:font-size="28pt" fo:font-weight="bold" officeooo:rsid="001076aa" officeooo:paragraph-rsid="001076aa" style:font-size-asian="24.5pt" style:font-weight-asian="bold" style:font-size-complex="28pt" style:font-weight-complex="bold"/>
    </style:style>
    <style:style style:name="P13" style:family="paragraph" style:parent-style-name="Standard" style:list-style-name="L1">
      <style:text-properties fo:color="#000000" fo:font-size="12pt" fo:font-weight="normal" officeooo:rsid="001076aa" officeooo:paragraph-rsid="001076aa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text-properties fo:color="#000000" fo:font-size="12pt" fo:font-weight="normal" officeooo:rsid="001e4074" officeooo:paragraph-rsid="001e4074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text-properties fo:color="#000000" fo:font-size="12pt" fo:font-weight="normal" officeooo:rsid="001e4074" officeooo:paragraph-rsid="001ef84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2pt" fo:font-weight="normal" officeooo:rsid="001e4074" officeooo:paragraph-rsid="001e4074" style:font-size-asian="10.5pt" style:font-weight-asian="normal" style:font-size-complex="12pt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12b13c"/>
    </style:style>
    <style:style style:name="T5" style:family="text">
      <style:text-properties officeooo:rsid="0013ec1f"/>
    </style:style>
    <style:style style:name="T6" style:family="text">
      <style:text-properties officeooo:rsid="0018d3b2"/>
    </style:style>
    <style:style style:name="T7" style:family="text">
      <style:text-properties officeooo:rsid="001ef8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15460410" text:style-name="L1">
        <text:list-header>
          <text:p text:style-name="P3">Required dependencies </text:p>
        </text:list-header>
        <text:list-item>
          <text:p text:style-name="P2"><text:span text:style-name="T1">Install node js</text:span><text:line-break/> <text:tab/><text:a xlink:type="simple" xlink:href="https://nodejs.org/en/download/" text:style-name="Internet_20_link" text:visited-style-name="Visited_20_Internet_20_Link">download</text:a><text:line-break/> <text:tab/>for <text:a xlink:type="simple" xlink:href="https://websiteforstudents.com/install-the-latest-node-js-and-nmp-packages-on-ubuntu-16-04-18-04-lts/" text:style-name="Internet_20_link" text:visited-style-name="Visited_20_Internet_20_Link">Linux</text:a><text:line-break/> <text:tab/>for <text:a xlink:type="simple" xlink:href="https://blog.teamtreehouse.com/install-node-js-npm-windows" text:style-name="Internet_20_link" text:visited-style-name="Visited_20_Internet_20_Link">Windows</text:a></text:p>
        </text:list-item>
        <text:list-item>
          <text:p text:style-name="P7">Install npm</text:p>
          <text:p text:style-name="P9"><text:s/><text:tab/>Open your terminal and install npm </text:p>
          <text:list>
            <text:list-item>
              <text:list>
                <text:list-header>
                  <text:p text:style-name="P9">“sudo install npm”</text:p>
                </text:list-header>
              </text:list>
            </text:list-item>
          </text:list>
        </text:list-item>
        <text:list-item>
          <text:p text:style-name="P8">Install react package</text:p>
          <text:p text:style-name="P10"><text:s/><text:tab/>“npm I <text:span text:style-name="T2">g </text:span><text:a xlink:type="simple" xlink:href="mailto:create-react-app@1.5.2" text:style-name="Internet_20_link" text:visited-style-name="Visited_20_Internet_20_Link"><text:span text:style-name="T2">create-</text:span></text:a><text:a xlink:type="simple" xlink:href="mailto:create-react-app@1.5.2" text:style-name="Internet_20_link" text:visited-style-name="Visited_20_Internet_20_Link"><text:span text:style-name="T3">react-app@1.5.2</text:span></text:a><text:span text:style-name="T3">”</text:span></text:p>
          <text:list>
            <text:list-item>
              <text:list>
                <text:list-header>
                  <text:p text:style-name="P10"><text:span text:style-name="T3">“sudo npm I </text:span><text:span text:style-name="T2">g </text:span><text:a xlink:type="simple" xlink:href="mailto:create-react-app@1.5.2" text:style-name="Internet_20_link" text:visited-style-name="Visited_20_Internet_20_Link"><text:span text:style-name="T2">create-</text:span></text:a><text:a xlink:type="simple" xlink:href="mailto:create-react-app@1.5.2" text:style-name="Internet_20_link" text:visited-style-name="Visited_20_Internet_20_Link"><text:span text:style-name="T3">react-app@1.5.2</text:span></text:a><text:span text:style-name="T3">” <text:s/>//for Linux</text:span></text:p>
                </text:list-header>
              </text:list>
            </text:list-item>
          </text:list>
        </text:list-item>
      </text:list>
      <text:p text:style-name="P11"/>
      <text:p text:style-name="P1"/>
      <text:list xml:id="list125108477405006" text:continue-numbering="true" text:style-name="L1">
        <text:list-header>
          <text:p text:style-name="P4">Create react project</text:p>
          <text:p text:style-name="P12">Open terminal</text:p>
          <text:p text:style-name="P13">“<text:span text:style-name="T4">create-react-app project_name</text:span>”</text:p>
          <text:p text:style-name="P13">“<text:span text:style-name="T5">cd project_name</text:span>”</text:p>
          <text:p text:style-name="P13">“<text:span text:style-name="T5">npm start</text:span>” //<text:span text:style-name="T6">react app started yeyyyy</text:span></text:p>
        </text:list-header>
      </text:list>
      <text:p text:style-name="Standard"/>
      <text:list xml:id="list125108089888928" text:continue-numbering="true" text:style-name="L1">
        <text:list-header>
          <text:p text:style-name="P5">Install bootstrap</text:p>
          <text:p text:style-name="P14">in the project directory: terminal: “npm I <text:a xlink:type="simple" xlink:href="mailto:bootstrap@4.1.1" text:style-name="Internet_20_link" text:visited-style-name="Visited_20_Internet_20_Link">bootstrap@4.1.1</text:a>”</text:p>
        </text:list-header>
      </text:list>
      <text:p text:style-name="P16"/>
      <text:list xml:id="list125107848544945" text:continue-numbering="true" text:style-name="L1">
        <text:list-header>
          <text:p text:style-name="P6">Install <text:span text:style-name="T7">jquery</text:span></text:p>
          <text:p text:style-name="P15">in the project directory: terminal: “npm I <text:span text:style-name="T7">jquery</text:span>@<text:span text:style-name="T7">3.1.1</text:span>”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9:59:12.397374588</meta:creation-date>
    <dc:date>2018-12-06T11:09:53.984739489</dc:date>
    <meta:editing-duration>PT56M3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73" meta:character-count="516" meta:non-whitespace-character-count="450"/>
  </office:meta>
</office:document-meta>
</file>